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7c8" officeooo:paragraph-rsid="000937c8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Waree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style:paragraph-properties fo:text-align="end"/>
      <style:text-properties style:font-name="Waree" fo:font-size="10.5pt" style:font-size-asian="10.5pt" style:font-size-complex="10.5pt"/>
    </style:style>
    <style:style style:name="T1" style:family="text">
      <style:text-properties style:text-position="0% 100%" style:font-name="Waree"/>
    </style:style>
    <style:style style:name="T2" style:family="text">
      <style:text-properties style:font-name="Waree"/>
    </style:style>
    <style:style style:name="T3" style:family="text">
      <style:text-properties style:font-name="Waree" fo:font-size="8pt" style:font-size-asian="8pt" style:font-size-complex="8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font-name="Waree" fo:font-size="10.5pt" style:font-size-asian="10.5pt" style:font-size-complex="10.5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none" draw:fill-color="#6699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3465a4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3465a4" draw:fill="solid" draw:fill-color="#729fc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aea79f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aea79f" draw:fill="solid" draw:fill-color="#aea79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2.587in" svg:height="1.7504in" svg:x="0.2764in" svg:y="3.3591in"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2">Data store</text:span></text:p><text:p text:style-name="P3"><text:span text:style-name="T3">(Aggregates geo location informations </text:span></text:p><text:p text:style-name="P3"><text:span text:style-name="T3">with departure informations)</text:span></text:p><draw:enhanced-geometry svg:viewBox="0 0 21600 21600" draw:type="rectangle" draw:enhanced-path="M 0 0 L 21600 0 21600 21600 0 21600 0 0 Z N"/></draw:custom-shape><draw:custom-shape text:anchor-type="paragraph" draw:z-index="1" draw:name="Data Store" draw:style-name="gr2" svg:width="0.6669in" svg:height="0.9587in" svg:x="1.1673in" svg:y="3.4425in"><svg:title>Data Store</svg:title><text:p/><text:p/><text:p/><text:p/><text:p/><text:p/><text:p><text:span text:style-name="T2"/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" draw:style-name="gr2" draw:text-style-name="P4" svg:width="0.7815in" svg:height="0.2815in" svg:x="3.3091in" svg:y="3.7862in"><text:p text:style-name="P4"><text:span text:style-name="T4"/></text:p><text:p text:style-name="P4"><text:span text:style-name="T4"/></text:p><text:p text:style-name="P4"><text:span text:style-name="T4"/></text:p><text:p text:style-name="P4"><text:span text:style-name="T4"><text:line-break/></text:span><text:span text:style-name="T4"/></text:p><text:p text:style-name="P4"><text:span text:style-name="T5">Rabbit MQ:</text:span></text:p><text:p text:style-name="P4"><text:span text:style-name="T5">Data queue</text:span>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3" draw:style-name="gr3" draw:text-style-name="P3" svg:width="1.8335in" svg:height="1.6358in" svg:x="4.5063in" svg:y="3.411in"><text:p text:style-name="P3"><text:span text:style-name="T2">Data service</text:span><text:span text:style-name="T2"><text:line-break/></text:span><text:span text:style-name="T3">(Imports data from external </text:span><text:span text:style-name="T3"><text:line-break/></text:span><text:span text:style-name="T3">data providers)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style-name="gr4" draw:text-style-name="P3" svg:width="1.8335in" svg:height="0.6776in" svg:x="8.0165in" svg:y="4.4717in"><text:p text:style-name="P3"><text:span text:style-name="T2">Geo locations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style-name="gr2" draw:text-style-name="P4" svg:width="0.7815in" svg:height="0.2815in" svg:x="6.8299in" svg:y="3.6193in"><text:p text:style-name="P4"><text:span text:style-name="T4"/></text:p><text:p text:style-name="P4"><text:span text:style-name="T4"/></text:p><text:p text:style-name="P4"><text:span text:style-name="T4"/></text:p><text:p text:style-name="P4"><text:span text:style-name="T4"><text:line-break/></text:span><text:span text:style-name="T4"/></text:p><text:p text:style-name="P4"><text:span text:style-name="T5">HTTP request</text:span></text:p><text:p text:style-name="P4"><text:span text:style-name="T5"/>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6" draw:style-name="gr5" draw:text-style-name="P4" svg:width="0.8858in" svg:height="0.2815in" svg:x="6.7154in" svg:y="4.6508in"><text:p text:style-name="P4"><text:span text:style-name="T4"/></text:p><text:p text:style-name="P4"><text:span text:style-name="T4"/></text:p><text:p text:style-name="P4"><text:span text:style-name="T4"/></text:p><text:p text:style-name="P4"><text:span text:style-name="T4"><text:line-break/></text:span><text:span text:style-name="T4"/></text:p><text:p text:style-name="P4"><text:span text:style-name="T5">HTTP request</text:span></text:p><text:p text:style-name="P4"><text:span text:style-name="T5"/>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7" draw:style-name="gr3" draw:text-style-name="P3" svg:width="1.7303in" svg:height="0.8961in" svg:x="0.3728in" svg:y="-0.2244in"><text:p text:style-name="P3"><text:span text:style-name="T2">JSON </text:span><text:span text:style-name="T2"><text:line-break/></text:span><text:span text:style-name="T2">Web Service</text:span></text:p><draw:enhanced-geometry svg:viewBox="0 0 21600 21600" draw:type="rectangle" draw:enhanced-path="M 0 0 L 21600 0 21600 21600 0 21600 0 0 Z N"/></draw:custom-shape><draw:custom-shape text:anchor-type="paragraph" draw:z-index="8" draw:style-name="gr2" draw:text-style-name="P5" svg:width="0.2606in" svg:height="0.6252in" svg:x="1.1075in" svg:y="0.8591in">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 <text:s text:c="2"/></text:span><text:span text:style-name="T5">Rabbit MQ: RPC</text:span></text:p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9" draw:style-name="gr3" draw:text-style-name="P3" svg:width="4.6394in" svg:height="0.5315in" svg:x="0.2764in" svg:y="1.7028in"><text:p text:style-name="P3"><text:span text:style-name="T2">Query service</text:span><text:span text:style-name="T2"><text:line-break/></text:span><text:span text:style-name="T3">(calculations on data)</text:span></text:p><draw:enhanced-geometry svg:viewBox="0 0 21600 21600" draw:type="rectangle" draw:enhanced-path="M 0 0 L 21600 0 21600 21600 0 21600 0 0 Z N"/></draw:custom-shape><draw:custom-shape text:anchor-type="paragraph" draw:z-index="10" draw:style-name="gr6" draw:text-style-name="P3" svg:width="1.8335in" svg:height="0.8858in" svg:x="3.0602in" svg:y="-0.2138in"><text:p text:style-name="P3"><text:span text:style-name="T2">JSON </text:span><text:span text:style-name="T2"><text:line-break/></text:span><text:span text:style-name="T2">Other Web Service</text:span></text:p><text:p text:style-name="P3"><text:span text:style-name="T3">(Easy to attach another web </text:span><text:span text:style-name="T3"><text:line-break/></text:span><text:span text:style-name="T3">service to the Query service)</text:span></text:p><draw:enhanced-geometry svg:viewBox="0 0 21600 21600" draw:type="rectangle" draw:enhanced-path="M 0 0 L 21600 0 21600 21600 0 21600 0 0 Z N"/></draw:custom-shape><draw:custom-shape text:anchor-type="paragraph" draw:z-index="11" draw:style-name="gr7" draw:text-style-name="P5" svg:width="0.2606in" svg:height="0.6252in" svg:x="3.8161in" svg:y="0.8484in">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 <text:s text:c="2"/></text:span><text:span text:style-name="T5">Rabbit MQ: RPC</text:span></text:p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2" draw:style-name="gr2" draw:text-style-name="P5" svg:width="0.2606in" svg:height="0.6252in" svg:x="1.389in" svg:y="2.4319in">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 <text:s/></text:span><text:span text:style-name="T5">Rabbit MQ: RPC</text:span></text:p>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3" draw:style-name="gr3" draw:text-style-name="P3" svg:width="1.8335in" svg:height="0.6776in" svg:x="8.0374in" svg:y="3.3484in"><text:p text:style-name="P3"><text:span text:style-name="T2">DSB JSON feed</text:span></text:p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2:16:04.173903450</meta:creation-date>
    <dc:date>2015-02-01T22:49:04.273073628</dc:date>
    <meta:editing-duration>PT26M22S</meta:editing-duration>
    <meta:editing-cycles>20</meta:editing-cycles>
    <meta:generator>LibreOffice/4.2.4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